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157.44pt"/>
    </style:style>
    <style:style style:name="co80" style:family="table-column">
      <style:table-column-properties fo:break-before="auto" style:column-width="93.74pt"/>
    </style:style>
    <style:style style:name="co81" style:family="table-column">
      <style:table-column-properties fo:break-before="auto" style:column-width="133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table:table-column table:style-name="co79" table:default-cell-style-name="Default"/>
        <table:table-column table:style-name="co30" table:default-cell-style-name="Default"/>
        <table:table-column table:style-name="co80" table:default-cell-style-name="Default"/>
        <table:table-column table:style-name="co81" table:default-cell-style-name="Default"/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1T12:11:11.507102714</dc:date>
    <meta:editing-duration>P21DT20H33M38S</meta:editing-duration>
    <meta:editing-cycles>348</meta:editing-cycles>
    <meta:generator>LibreOffice/5.1.6.2$Linux_X86_64 LibreOffice_project/10m0$Build-2</meta:generator>
    <meta:document-statistic meta:table-count="10" meta:cell-count="4987" meta:object-count="0"/>
  </office:meta>
</office:document-meta>
</file>